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mbria" fo:font-size="16pt" fo:font-weight="bold" officeooo:rsid="00036336" officeooo:paragraph-rsid="00036336"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Cambria" fo:font-size="16pt" fo:font-weight="bold" officeooo:rsid="00036336" officeooo:paragraph-rsid="00036336"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Cambria" fo:font-size="12pt" fo:font-weight="bold" officeooo:rsid="00036336" officeooo:paragraph-rsid="00036336"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Cambria" fo:font-size="12pt" fo:font-weight="normal" officeooo:rsid="00036336" officeooo:paragraph-rsid="0003633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Cambria" fo:font-size="12pt" fo:font-weight="normal" officeooo:rsid="0003ff41" officeooo:paragraph-rsid="0003ff4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Cambria" fo:font-size="12pt" fo:font-weight="normal" officeooo:rsid="00090645" officeooo:paragraph-rsid="0009064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Cambria" fo:font-size="12pt" fo:font-weight="normal" officeooo:rsid="00036336" officeooo:paragraph-rsid="00036336"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Cambria" fo:font-size="20pt" fo:font-weight="bold" officeooo:rsid="00036336" officeooo:paragraph-rsid="00036336" style:font-size-asian="20pt" style:font-weight-asian="bold" style:font-size-complex="20pt" style:font-weight-complex="bold"/>
    </style:style>
    <style:style style:name="P9" style:family="paragraph" style:parent-style-name="Standard">
      <style:paragraph-properties fo:text-align="start" style:justify-single-word="false"/>
      <style:text-properties style:font-name="Cambria" fo:font-size="12pt" fo:font-weight="normal" officeooo:rsid="00090645" officeooo:paragraph-rsid="0009064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Cambria" fo:font-size="12pt" fo:font-weight="normal" officeooo:rsid="00053404" officeooo:paragraph-rsid="0005340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Cambria" fo:font-size="12pt" fo:font-weight="normal" officeooo:rsid="0010cf23" officeooo:paragraph-rsid="0010cf2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ambria" fo:font-size="12pt" fo:font-weight="normal" officeooo:rsid="0013d3c3" officeooo:paragraph-rsid="0013d3c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ambria" fo:font-size="12pt" fo:font-weight="normal" officeooo:rsid="0013e82b" officeooo:paragraph-rsid="0013e82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ambria" fo:font-size="12pt" fo:font-weight="normal" officeooo:rsid="0015c114" officeooo:paragraph-rsid="0016737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Cambria" fo:font-size="12pt" fo:font-weight="normal" officeooo:rsid="0016737c" officeooo:paragraph-rsid="0016737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Cambria" fo:font-size="12pt" fo:font-weight="normal" officeooo:rsid="00036336" officeooo:paragraph-rsid="0003633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Cambria" fo:font-size="16pt" fo:font-weight="bold" officeooo:rsid="00036336" officeooo:paragraph-rsid="00036336" style:font-size-asian="16pt" style:font-weight-asian="bold" style:font-size-complex="16pt" style:font-weight-complex="bold"/>
    </style:style>
    <style:style style:name="T1" style:family="text">
      <style:text-properties officeooo:rsid="0003ff41"/>
    </style:style>
    <style:style style:name="T2" style:family="text">
      <style:text-properties fo:font-weight="bold" style:font-weight-asian="bold" style:font-weight-complex="bold"/>
    </style:style>
    <style:style style:name="T3" style:family="text">
      <style:text-properties fo:font-weight="bold" officeooo:rsid="0003ff41" style:font-weight-asian="bold" style:font-weight-complex="bold"/>
    </style:style>
    <style:style style:name="T4" style:family="text">
      <style:text-properties fo:font-weight="bold" officeooo:rsid="0005d59f" style:font-weight-asian="bold" style:font-weight-complex="bold"/>
    </style:style>
    <style:style style:name="T5" style:family="text">
      <style:text-properties fo:font-weight="bold" officeooo:rsid="00090645" style:font-weight-asian="bold" style:font-weight-complex="bold"/>
    </style:style>
    <style:style style:name="T6" style:family="text">
      <style:text-properties officeooo:rsid="00053404"/>
    </style:style>
    <style:style style:name="T7" style:family="text">
      <style:text-properties officeooo:rsid="0005d59f"/>
    </style:style>
    <style:style style:name="T8" style:family="text">
      <style:text-properties officeooo:rsid="00069ac4"/>
    </style:style>
    <style:style style:name="T9" style:family="text">
      <style:text-properties officeooo:rsid="0007260c"/>
    </style:style>
    <style:style style:name="T10" style:family="text">
      <style:text-properties officeooo:rsid="00090645"/>
    </style:style>
    <style:style style:name="T11" style:family="text">
      <style:text-properties officeooo:rsid="000aed9f"/>
    </style:style>
    <style:style style:name="T12" style:family="text">
      <style:text-properties officeooo:rsid="000bdec4"/>
    </style:style>
    <style:style style:name="T13" style:family="text">
      <style:text-properties officeooo:rsid="000cd5e5"/>
    </style:style>
    <style:style style:name="T14" style:family="text">
      <style:text-properties officeooo:rsid="000d04eb"/>
    </style:style>
    <style:style style:name="T15" style:family="text">
      <style:text-properties officeooo:rsid="000d746a"/>
    </style:style>
    <style:style style:name="T16" style:family="text">
      <style:text-properties officeooo:rsid="000e6548"/>
    </style:style>
    <style:style style:name="T17" style:family="text">
      <style:text-properties officeooo:rsid="000efe7f"/>
    </style:style>
    <style:style style:name="T18" style:family="text">
      <style:text-properties officeooo:rsid="0010cf23"/>
    </style:style>
    <style:style style:name="T19" style:family="text">
      <style:text-properties officeooo:rsid="0011aa6e"/>
    </style:style>
    <style:style style:name="T20" style:family="text">
      <style:text-properties officeooo:rsid="0012fb42"/>
    </style:style>
    <style:style style:name="T21" style:family="text">
      <style:text-properties officeooo:rsid="0013e82b"/>
    </style:style>
    <style:style style:name="T22" style:family="text">
      <style:text-properties officeooo:rsid="001673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ocumentation</text:p>
      <text:p text:style-name="P1"/>
      <text:p text:style-name="P2">Manuel de l’utilisateur :</text:p>
      <text:p text:style-name="P2"/>
      <text:p text:style-name="P15">En haut a gauche du site se trouve deux onglets que l’on peut sélectionner. Le premier onglet permet de créer et modifier des modèles.</text:p>
      <text:p text:style-name="P15"/>
      <text:p text:style-name="P12"><text:span text:style-name="T22">Lorsqu’on se trouve dans cet onglet, u</text:span>n clic gauche sur l’espace blanc permet de créer un nouveau monde.</text:p>
      <text:p text:style-name="P12"/>
      <text:p text:style-name="P12">On peut cliquer sur un monde pour le sélectionner, et ensuite <text:span text:style-name="T21">modifier les valeurs de vérité dans ce monde, ou appuyer sur R pour le rendre réflexif. Une boite de dialogue s’ouvre alors qui demande d’entrer les agents pour lesquels l’état est reflexif.</text:span></text:p>
      <text:p text:style-name="P13"/>
      <text:p text:style-name="P13">Cliquer sur un monde puis glisser vers un autre sans relacher permet de créer une transition entre ces deux mondes. Une boite de dialogue s’ouvre alors qui demande d’entrer les agents pour lesquels la transition peut être empreintée. On peut par la suite cliquer sur cette transition afin de changer son sens (en appuyant sur L pour left, R pour right, ou B qui la rend équivalente). </text:p>
      <text:p text:style-name="P13"/>
      <text:p text:style-name="P14">Lors qu’aucun état ou transition n’est sélectionnée, on peut augmenter le nombre de variables considérées <text:span text:style-name="T22">a l’aide d’un menu a gauche.</text:span> </text:p>
      <text:p text:style-name="P13"/>
      <text:p text:style-name="P15">L’autre onglet permet d’évaluer des formules en les rentrant dans la barre de formules. </text:p>
      <text:p text:style-name="P15">Les opérateurs disponibles sont ~ (not), &amp; (and), | (or), → (implication), &lt;-&gt; (équivalence), [] (nécessaire), &lt;&gt; (possible), ? (connaissance), , (groupe), # (tout le monde sait que), / (connaissance distribuée), § (connaissance commune).</text:p>
      <text:p text:style-name="P1"/>
      <text:p text:style-name="P2">Modifications du code préexistant :</text:p>
      <text:p text:style-name="P2"/>
      <text:p text:style-name="P4">- <text:span text:style-name="T6">Le type state (correspondant à la représentation des mondes) est désormais représenté par</text:span></text:p>
      <text:p text:style-name="P10">{assignement : {}, successors : Map}. L’ancienne représentation qui représentait les successeurs du monde par la liste de leurs ID a été remplacée par une Map avec les agents pour clés (a, b, c…) auxquels on fait correspondre la liste des mondes accessibles pour cet agent. Exemple : {assignement : {‘p’ : true, ‘q’ : true}, successors : {‘a’ : [1,2], ‘b’ : [1]} représente un monde ou p et q sont vrais et depuis lequel l’agent a peut accéder aux mondes 1 et 2 et l’agent b au monde 1.</text:p>
      <text:p text:style-name="P10"/>
      <text:p text:style-name="P10">- <text:span text:style-name="T18">Le type link (correspondant à la représentation des transitions) a été modifié par l’addition d’un champ agent, qui contient la liste des agents pour laquelle la transition est empreintable.</text:span></text:p>
      <text:p text:style-name="P10"/>
      <text:p text:style-name="P11">-Le filtrage des ‘mauvaises variables ‘, c’est a dire les caractères qui ne doivent pas être reconnus par le parseur de formules, <text:span text:style-name="T19">a été modifié pour prendre en compte les agents. On utilise a cet effet la fonction getAllAgents() qui retourne tous les agents présents dans le modèle.</text:span></text:p>
      <text:p text:style-name="P2"/>
      <text:p text:style-name="P5">- addTransition(source, target) et removeTransition(source, target) qui <text:s/>sont désormais addTransition(source, target, <text:span text:style-name="T2">agentList</text:span>) qui crée une transition partant du monde d’ID source <text:soft-page-break/>vers le monde d’ID target pour tous les agents dans agentList, et removeTransition(source, target, <text:span text:style-name="T2">agentList</text:span>) qui supprime la transition partant du monde d’ID source vers le monde d’ID target pour les agents dans agentList, si elle existe pour ces agents, sinon elle ne fait rien.</text:p>
      <text:p text:style-name="P2"/>
      <text:p text:style-name="P7">- <text:span text:style-name="T1">getSuccessorsOf(source) a été remplacé par getSuccessorsOf(source, </text:span><text:span text:style-name="T3">agent</text:span><text:span text:style-name="T1">), qui renvoie une liste des successeurs du monde d’ID source pour l’agent passé en argument. L’ancienne fonction, qui renvoie tous les mondes accessibles depuis le monde source sans faire cas des agents concernés, existe toujours mais s’appelle désormais getSuccessorsOfOld(source). Elle a été conservée car elle est nécessaire au fonctionnement des opérateurs de nécessité et de possibilité.</text:span></text:p>
      <text:p text:style-name="P7"/>
      <text:p text:style-name="P7">-<text:span text:style-name="T20">Un ajout au code D3 permet l’affichage du nom des agents au dessus des transitions par lesquels ils sont concernés.</text:span></text:p>
      <text:p text:style-name="P2"/>
      <text:p text:style-name="P2">Fonctions ajoutées :</text:p>
      <text:p text:style-name="P2"/>
      <text:p text:style-name="P4"/>
      <text:p text:style-name="P5">- getAgents(source) : renvoie une liste des agents pour lesquels il existe des transitions partant de source.</text:p>
      <text:p text:style-name="P5"/>
      <text:p text:style-name="P5">-getAllAgents() : renvoie une liste de tous les agents pour lesquels il existe des transitions dans le modèle. Utilisée pour la vérification des mauvaises variables lors du lancement de l’application, afin que les agents soient considérés comme des variables valides dans les formules.</text:p>
      <text:p text:style-name="P5"/>
      <text:p text:style-name="P5">-<text:span text:style-name="T7">getAllSuccessorsOf(state, agent) : parcours toutes les arrêtes accessibles pour l’agent passé en argument et renvoie tous les mondes visités. On utilise une liste de sommets fermés (V, pour Visités) et ouverts (C), qui est initialisée avec les successeurs direct du monde </text:span><text:span text:style-name="T4">state. </text:span><text:span text:style-name="T8">A chaque tour de boucle, on met à jour C en y ajoutant les successeurs directs de son premier élément C[0] pour l’agent passé en argument si ils ne sont pas dans V, puis on supprime C[0]. A noter que V n’est pas initialisé a [state] car le monde n’est pas forcément reflexif.</text:span></text:p>
      <text:p text:style-name="P5"/>
      <text:p text:style-name="P5">-<text:span text:style-name="T9">gAccessibility(state, list) : renvoie une liste de tous les mondes G-accessibles </text:span><text:span text:style-name="T10">pour le groupe d’agent passé en argument sous la forme de la liste </text:span><text:span text:style-name="T5">list </text:span><text:span text:style-name="T10">depuis le monde </text:span><text:span text:style-name="T5">state</text:span><text:span text:style-name="T10">.</text:span><text:span text:style-name="T5"> </text:span><text:span text:style-name="T10">La fonction constitue d’abord une liste des listes des sommets accessibles pour chaque agent en appelant successivement getAllSuccessorsOf pour chacun d’eux avant de renvoyer l’union de ces listes.</text:span></text:p>
      <text:p text:style-name="P5"/>
      <text:p text:style-name="P6">-gAccessStrict(state, list) : renvoie une liste de tous les mondes accessibles pour TOUS les agents de la liste <text:span text:style-name="T2">list</text:span> depuis l’état <text:span text:style-name="T2">state</text:span>. Le procédé est le même que pour gAccessibility, mais on renvoie l’intersection des listes intermédiaires plutot que l’union.</text:p>
      <text:p text:style-name="P6"/>
      <text:p text:style-name="P6">- <text:span text:style-name="T11">Opérateur know (L’agent sait) : </text:span><text:span text:style-name="T12">Dénoté par le symbole ‘ ? ‘ , opérateur binaire avec la syntaxe agent?</text:span><text:span text:style-name="T13">exp</text:span><text:span text:style-name="T16">r</text:span><text:span text:style-name="T12">. On applique getSuccessorsOf(state, agent) </text:span><text:span text:style-name="T13">puis on teste exp</text:span><text:span text:style-name="T16">r</text:span><text:span text:style-name="T13"> sur l’ensemble des états obtenus ainsi. Si un état n’a aucun successeur (getSuccessorsOf renvoie undefined), on renvoie vrai (car l’opérateur n’est pas réflexif par définition).</text:span></text:p>
      <text:p text:style-name="P6"/>
      <text:p text:style-name="P6">- <text:span text:style-name="T13">Opérateur group : Dénoté par le symbole ‘ , ‘. Permet de grouper tous les </text:span><text:span text:style-name="T14">agents séparés par des virgules. Comme le parseur utilisé par Modal Logic Playground ne peut considérer que des opérateurs binaires </text:span><text:span text:style-name="T15">ou unaires, cet opérateur était nécessaire pour pouvoir implémenter les opérateurs de connaissances commune, distribuée, et de tout le monde sait que.</text:span></text:p>
      <text:p text:style-name="P6"><text:soft-page-break/></text:p>
      <text:p text:style-name="P6">- <text:span text:style-name="T16">Opérateur eknow (Tout le monde sait) : Dénoté par le symbole ‘# ’, avec la syntaxe groupe#expr. </text:span><text:span text:style-name="T17">L’opérateur étant prioritaire par rapport a l’opérateur group, cela permet de stocker l’ensemble des agents dans eknow[0], qui sont ensuite évalués puis rendus sous forme de liste. Pour chaque agent de la liste, on évalue agent?prop, et l’opérateur renvoie vrai si c’est vrai pour chaque agent.</text:span></text:p>
      <text:p text:style-name="P6"/>
      <text:p text:style-name="P6">- <text:span text:style-name="T17">Opérateur distrib (Connaissance distribuée) : Dénoté par le symbole ‘/’, avec la syntaxe group/expr. Collecte l’ensemble des mondes accessibles par tous les agents depuis l’état courant avec la fonction gAccessStrict, puis value expr sur tout ces états.</text:span></text:p>
      <text:p text:style-name="P6"/>
      <text:p text:style-name="P6">- <text:span text:style-name="T17">Opérateur common (Connaissance commune) : Dénoté par le symbole ‘§’, avec la syntaxe group§expr. Collecte l’ensemble des mondes g-accessibles par group puis value expr sur tous ces états.</text:span></text:p>
      <text:p text:style-name="P6"/>
      <text:p text:style-name="P6"/>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7T10:43:58.385000000</meta:creation-date>
    <dc:date>2021-05-27T16:20:04.096000000</dc:date>
    <meta:editing-duration>PT1H40M3S</meta:editing-duration>
    <meta:editing-cycles>11</meta:editing-cycles>
    <meta:generator>LibreOffice/7.1.0.3$Windows_X86_64 LibreOffice_project/f6099ecf3d29644b5008cc8f48f42f4a40986e4c</meta:generator>
    <meta:document-statistic meta:table-count="0" meta:image-count="0" meta:object-count="0" meta:page-count="3" meta:paragraph-count="28" meta:word-count="1061" meta:character-count="6651" meta:non-whitespace-character-count="5614"/>
  </office:meta>
</office:document-meta>
</file>